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Titre</text:p>
          </table:table-cell>
          <table:table-cell table:style-name="Default"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Central squar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32x32 cm</text:p>
          </table:table-cell>
          <table:table-cell office:value-type="string">
            <text:p>Central square 1</text:p>
          </table:table-cell>
          <table:table-cell office:value-type="string">
            <text:p>Central square 2</text:p>
          </table:table-cell>
          <table:table-cell office:value-type="string">
            <text:p>Central square 3</text:p>
          </table:table-cell>
          <table:table-cell table:number-columns-repeated="3"/>
        </table:table-row>
        <table:table-row table:style-name="ro2">
          <table:table-cell office:value-type="string">
            <text:p>Central square sans Obelisque</text:p>
          </table:table-cell>
          <table:table-cell office:value-type="currency" office:currency="EUR" office:value="45">
            <text:p>45,00 €</text:p>
          </table:table-cell>
          <table:table-cell office:value-type="string">
            <text:p>32x32 cm</text:p>
          </table:table-cell>
          <table:table-cell office:value-type="string">
            <text:p>Central square 1</text:p>
          </table:table-cell>
          <table:table-cell office:value-type="string">
            <text:p>Central square 2</text:p>
          </table:table-cell>
          <table:table-cell office:value-type="string">
            <text:p>Central square 3</text:p>
          </table:table-cell>
          <table:table-cell table:number-columns-repeated="3"/>
        </table:table-row>
        <table:table-row table:style-name="ro2">
          <table:table-cell office:value-type="string">
            <text:p>Raised Road Lineal A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12x11 cm</text:p>
          </table:table-cell>
          <table:table-cell office:value-type="string">
            <text:p>Raised Road 1</text:p>
          </table:table-cell>
          <table:table-cell office:value-type="string">
            <text:p>Raised Road 2</text:p>
          </table:table-cell>
          <table:table-cell table:number-columns-repeated="4"/>
        </table:table-row>
        <table:table-row table:style-name="ro2">
          <table:table-cell office:value-type="string">
            <text:p>Raised Road Lineal B</text:p>
          </table:table-cell>
          <table:table-cell office:value-type="currency" office:currency="EUR" office:value="11">
            <text:p>11,00 €</text:p>
          </table:table-cell>
          <table:table-cell office:value-type="string">
            <text:p>12x10 cm</text:p>
          </table:table-cell>
          <table:table-cell office:value-type="string">
            <text:p>Raised Road 1</text:p>
          </table:table-cell>
          <table:table-cell office:value-type="string">
            <text:p>Raised Road 2</text:p>
          </table:table-cell>
          <table:table-cell table:number-columns-repeated="4"/>
        </table:table-row>
        <table:table-row table:style-name="ro2">
          <table:table-cell office:value-type="string">
            <text:p>Raised Road Corner</text:p>
          </table:table-cell>
          <table:table-cell office:value-type="currency" office:currency="EUR" office:value="16">
            <text:p>16,00 €</text:p>
          </table:table-cell>
          <table:table-cell office:value-type="string">
            <text:p>14x14 cm</text:p>
          </table:table-cell>
          <table:table-cell office:value-type="string">
            <text:p>Raised Road 1</text:p>
          </table:table-cell>
          <table:table-cell office:value-type="string">
            <text:p>Raised Road 2</text:p>
          </table:table-cell>
          <table:table-cell table:number-columns-repeated="4"/>
        </table:table-row>
        <table:table-row table:style-name="ro2">
          <table:table-cell office:value-type="string">
            <text:p>Raised Road Dead End</text:p>
          </table:table-cell>
          <table:table-cell office:value-type="currency" office:currency="EUR" office:value="9">
            <text:p>9,00 €</text:p>
          </table:table-cell>
          <table:table-cell office:value-type="string">
            <text:p>13,5x10 cm</text:p>
          </table:table-cell>
          <table:table-cell office:value-type="string">
            <text:p>Raised Road 1</text:p>
          </table:table-cell>
          <table:table-cell office:value-type="string">
            <text:p>Raised Road 2</text:p>
          </table:table-cell>
          <table:table-cell table:number-columns-repeated="4"/>
        </table:table-row>
        <table:table-row table:style-name="ro2">
          <table:table-cell office:value-type="string">
            <text:p>Raised Road Stairs</text:p>
          </table:table-cell>
          <table:table-cell office:value-type="currency" office:currency="EUR" office:value="16.5">
            <text:p>16,50 €</text:p>
          </table:table-cell>
          <table:table-cell office:value-type="string">
            <text:p>17x18 cm</text:p>
          </table:table-cell>
          <table:table-cell office:value-type="string">
            <text:p>Raised Road 1</text:p>
          </table:table-cell>
          <table:table-cell office:value-type="string">
            <text:p>Raised Road 2</text:p>
          </table:table-cell>
          <table:table-cell table:number-columns-repeated="4"/>
        </table:table-row>
        <table:table-row table:style-name="ro2">
          <table:table-cell office:value-type="string">
            <text:p>Ruined Big House</text:p>
          </table:table-cell>
          <table:table-cell office:value-type="currency" office:currency="EUR" office:value="50">
            <text:p>50,00 €</text:p>
          </table:table-cell>
          <table:table-cell office:value-type="string">
            <text:p>30x32x12 cm</text:p>
          </table:table-cell>
          <table:table-cell office:value-type="string">
            <text:p>Ruined Big House 1</text:p>
          </table:table-cell>
          <table:table-cell table:number-columns-repeated="5"/>
        </table:table-row>
        <table:table-row table:style-name="ro2">
          <table:table-cell office:value-type="string">
            <text:p>Ruined House</text:p>
          </table:table-cell>
          <table:table-cell office:value-type="currency" office:currency="EUR" office:value="25">
            <text:p>25,00 €</text:p>
          </table:table-cell>
          <table:table-cell office:value-type="string">
            <text:p>14x24 cm</text:p>
          </table:table-cell>
          <table:table-cell office:value-type="string">
            <text:p>Ruined House 1</text:p>
          </table:table-cell>
          <table:table-cell table:number-columns-repeated="5"/>
        </table:table-row>
        <table:table-row table:style-name="ro2">
          <table:table-cell office:value-type="string">
            <text:p>Tower</text:p>
          </table:table-cell>
          <table:table-cell office:value-type="currency" office:currency="EUR" office:value="30">
            <text:p>30,00 €</text:p>
          </table:table-cell>
          <table:table-cell office:value-type="string">
            <text:p>12x14x21 cm</text:p>
          </table:table-cell>
          <table:table-cell office:value-type="string">
            <text:p>Tower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6">16/07/2025</text:date>, <text:time>19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6T19:12:38.18</dc:date>
    <dc:creator>Ycham BOUNOUAR</dc:creator>
    <meta:editing-duration>PT10M11S</meta:editing-duration>
    <meta:editing-cycles>3</meta:editing-cycles>
    <meta:document-statistic meta:table-count="1" meta:cell-count="58" meta:object-count="0"/>
  </office:meta>
</office:document-meta>
</file>